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b09" officeooo:paragraph-rsid="000c1b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ffr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8T15:40:02.155408848</meta:creation-date>
    <dc:date>2023-08-08T15:40:17.382307810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4.7.2$Linux_X86_64 LibreOffice_project/40$Build-2</meta:generator>
  </office:meta>
</office:document-meta>
</file>